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9.816041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144pt" style:use-optimal-row-height="true" fo:break-before="auto"/>
    </style:style>
    <style:style style:name="ro5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11">
            <text:p>Verify that max number of characters for First name on Registration page is 35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4. Click on Register link on the<text:s/></text:p>
            <text:p>bottom of the page</text:p>
          </table:table-cell>
          <table:table-cell office:value-type="string" table:style-name="ce3">
            <text:p>Sign up page is display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5. Enter @LongFirstName value in<text:s/></text:p>
            <text:p>"First Name" field</text:p>
          </table:table-cell>
          <table:table-cell office:value-type="string" table:style-name="ce3">
            <text:p>"Fir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@LastName value in "Last Name" field</text:p>
          </table:table-cell>
          <table:table-cell office:value-type="string" table:style-name="ce3">
            <text:p>"Last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Enter @UserName value in "User Name" field</text:p>
          </table:table-cell>
          <table:table-cell office:value-type="string" table:style-name="ce3">
            <text:p>"User Name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Enter @Email in "Email" field</text:p>
          </table:table-cell>
          <table:table-cell office:value-type="string" table:style-name="ce3">
            <text:p>"Email" field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9. Click on Date picker next to "Date of birth"</text:p>
            <text:p>field</text:p>
          </table:table-cell>
          <table:table-cell office:value-type="string" table:style-name="ce3">
            <text:p>Date picker is ope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10. Select @Date from date picker</text:p>
          </table:table-cell>
          <table:table-cell office:value-type="string" table:style-name="ce4">
            <text:p>Date picker is closed, "Date of birth" is populated with selected da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1. Enter @Password in "Password" field</text:p>
          </table:table-cell>
          <table:table-cell office:value-type="string" table:style-name="ce3">
            <text:p>"Password field" is populat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2. Enter @Password in<text:s/></text:p>
            <text:p>"Confirm Password" field</text:p>
          </table:table-cell>
          <table:table-cell office:value-type="string" table:style-name="ce3">
            <text:p>"Confirm Password" field is populat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3. Click on "Register" button</text:p>
          </table:table-cell>
          <table:table-cell office:value-type="string" table:style-name="ce4">
            <text:p>"First Name" field is red and <text:s/>there is validation message saying that max number of characters that "First Name" can contain is 35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Modify "First Name" field by entering<text:s/></text:p>
            <text:p>35-characters-long @FirstName</text:p>
          </table:table-cell>
          <table:table-cell office:value-type="string" table:style-name="ce3">
            <text:p>"First Name" is modifie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13. Click on "Register" button</text:p>
          </table:table-cell>
          <table:table-cell office:value-type="string" table:style-name="ce4">
            <text:p>A page with following message is displayed:</text:p>
            <text:p/>
            <text:p>"THANK YOU FOR JOINING!"</text:p>
            <text:p>You're almost there!</text:p>
            <text:p>For your security, an email verification has been sent to your email address. Please follow the instructions in the email to verify your account.</text:p>
            <text:p/>
            <text:p>Didn't receive the email? Click the button to resend it."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14. Verify that Email for account verification<text:s/></text:p>
            <text:p>is received</text:p>
          </table:table-cell>
          <table:table-cell office:value-type="string" table:style-name="ce3">
            <text:p>Email for account verification is received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15. Click on the link in the received email</text:p>
          </table:table-cell>
          <table:table-cell office:value-type="string" table:style-name="ce4">
            <text:p>Registration is finalized. Dashboard app is displayed with the message that confirms successful registration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https://xd.adobe.com/view/b85c69aa-775a-4611-a070-a6a6acb3a4f2-ed0f/?fullscreen&amp;hints=off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ongFirstName</text:p>
          </table:table-cell>
          <table:table-cell office:value-type="string" table:style-name="ce3">
            <text:p>Rhoshandiatellyneshiaunneveshenk Koy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LastName</text:p>
          </table:table-cell>
          <table:table-cell office:value-type="string" table:style-name="ce3">
            <text:p>Tre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serName</text:p>
          </table:table-cell>
          <table:table-cell office:value-type="string" table:style-name="ce3">
            <text:p>rtrev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ail</text:p>
          </table:table-cell>
          <table:table-cell office:value-type="string" table:style-name="ce7">
            <text:p><text:a xlink:href="mailto:rthrev@gmail.com">rthrev@gmail.com</text:a>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ate</text:p>
          </table:table-cell>
          <table:table-cell office:value-type="date" office:date-value="1997-10-12T00:00:00" table:style-name="ce8">
            <text:p>12.10.1997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ssword</text:p>
          </table:table-cell>
          <table:table-cell office:value-type="string" table:style-name="ce3">
            <text:p>aEho15!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irstName</text:p>
          </table:table-cell>
          <table:table-cell office:value-type="string" table:style-name="ce10">
            <text:p>Rhoshandiatellyneshiaunneveshenkano</text:p>
          </table:table-cell>
          <table:table-cell table:number-columns-repeated="16382"/>
        </table:table-row>
        <table:table-row table:number-rows-repeated="104854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  <number:text>.</number:text>
      <number:year number:style="long"/>
    </number:date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2:26:09Z</meta:creation-date>
    <dc:date>2022-07-01T08:43:35Z</dc:date>
  </office:meta>
</office:document-meta>
</file>